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<text:s/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ster Größ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 paus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 mit esc verlass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wischen Spieler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Ti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Tiere und M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Ausdauer (zum Sprint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n mit den Pfeiltasten sich fortbewe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teraktion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bbauen von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üse oder Früchte Ess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üttern von Tieren mit Gemüse oder Früch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ffnen vom inven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Spiel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besserung von Tier eigenschaft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Zähmen, Streichel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re anbin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de Tiere Fütt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en ablessen auf der Map um die Geschickte zu Versteh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ufen r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ämonen/wilde 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stimmte anzahl an Gesundhe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immte anzahl an Stär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teraktionen Dämonen/wilrde Tie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ufen in der welt r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- 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inderni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sgesamt mögliche punkte</text:p>
          </table:table-cell>
          <table:table-cell office:value-type="float" office:value="34" table:formula="of:=SUM([.B4:.B71])" table:style-name="ce1">
            <text:p>3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0 % – 92 % <text:s text:c="17"/>34 - 30 <text:s text:c="20"/>sehr 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1 % – 81 % <text:s text:c="19"/>29 - 25 <text:s text:c="20"/>g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80 % - 67 % <text:s text:c="20"/>25 - 20 <text:s text:c="20"/>befriedig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 % - 50 % <text:s text:c="20"/>19 <text:s text:c="2"/>- 14 <text:s text:c="17"/>ausreiche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9 % - 30 % <text:s text:c="20"/>13 - 3 <text:s text:c="21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2"/>3 - 0 <text:s text:c="23"/>ungenügend</text:p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pc</dc:creator>
    <meta:creation-date>2022-02-25T09:32:22Z</meta:creation-date>
    <dc:date>2022-06-07T20:34:14Z</dc:date>
    <meta:editing-cycles>6</meta:editing-cycles>
    <meta:editing-duration>PT0S</meta:editing-duration>
  </office:meta>
</office:document-meta>
</file>